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Nadpis1" style:family="paragraph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/2025</text:p>
            <text:p text:style-name="Normální">KVOP-8168/2025</text:p>
            <text:p text:style-name="Normální">24. 02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P.,</text:p>
      <text:p text:style-name="Základnítext">dne 20. 2. 2025<text:s/>obdržela Kancelář veřejného ochránce práv<text:s/>Vaši žádost o informace. Žádáte o zaslání formuláře na stížnost k Evropskému soudu pro lidská práva. Dále žádáte o sdělení, jakými podněty se veřejný ochránce zabýval, zda byl úspěšný a o citace ze stanovisek, to vše ve věcech pomoci v hmotné nouzi (doplatku na bydlení).</text:p>
      <text:p text:style-name="Základnítext">V příloze zasílám žádaný formulář (je na našem webu<text:s/><text:a xlink:href="https://www.ochrance.cz/uploads-import/Letaky/ELSP-formular-na-stiznost-III_15.pdf" office:target-frame-name="_top" xlink:show="replace"><text:span text:style-name="Hypertextovýodkaz">www.ochrance.cz</text:span></text:a>, jak požadujete) a Sborník stanovisek veřejného ochránce práv – Dávky pomoci v hmotné nouzi.</text:p>
      <text:p text:style-name="Základnítext">S pozdravem</text:p>
      <text:p text:style-name="Základnítext"/>
      <text:p text:style-name="P18"/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20">formulář na stížnost k Evropskému soudu pro lidská práva</text:span></text:p>
      <text:p text:style-name="Normální"><text:span text:style-name="T21">Sborník stanovisek veřejného ochránce práv – Dávky pomoci v hmotné nouzi</text:span></text:p>
      <text:h text:style-name="P2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91HJ*</text:span>*KVOPX00F91HJ*</text:p>
        <text:p text:style-name="P12"><text:span text:style-name="T13">KVOPX00F91HJ</text:span>KVOPX00F91HJ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3-27T10:49:00Z</meta:creation-date>
    <dc:date>2025-03-27T10:4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60" meta:character-count="1104" meta:row-count="7" meta:non-whitespace-character-count="946"/>
  </office:meta>
</office:document-meta>
</file>